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s Básicas da Biblioteca Padrão do Java</text:p>
      <text:p text:style-name="Standard"/>
      <text:p text:style-name="Standard">Documentação da biblioteca-padrão </text:p>
      <text:p text:style-name="Standard"/>
      <text:p text:style-name="Standard">javadoc 8 você possui tudo que pertence a classe</text:p>
      <text:p text:style-name="Standard"/>
      <text:p text:style-name="Standard"/>
      <text:p text:style-name="Standard">Lembre-se uma String é do tipo imutável, ou seja, ela nunca muda o seu valor. Caso seja concatenada ela cria um terceira String.</text:p>
      <text:p text:style-name="Standard"/>
      <text:p text:style-name="Standard"/>
      <text:p text:style-name="Standard">Wrapper </text:p>
      <text:p text:style-name="Standard"/>
      <text:p text:style-name="Standard">O valor inicializado de um objeto é sempre null, diferente de quando iniciamos uma váriavel local que pode ser zero.</text:p>
      <text:p text:style-name="Standard"/>
      <text:p text:style-name="Standard">Ex.:</text:p>
      <text:p text:style-name="Standard"/>
      <text:p text:style-name="Standard">Váriavel primitiva float = 10f; </text:p>
      <text:p text:style-name="Standard"/>
      <text:p text:style-name="Standard">Obejto Wrapper <text:s/>Float = 10f; diferença é que é escrito com sua letra inicial maiuscula e é um objeto.</text:p>
      <text:p text:style-name="Standard"/>
      <text:p text:style-name="Standard">Dentro de cada wrapper possui seuss própios métodos utilitarios. </text:p>
      <text:p text:style-name="Standard"/>
      <text:p text:style-name="Standard">“verbtocolator”.</text:p>
      <text:p text:style-name="Standard"/>
      <text:p text:style-name="Standard">FLUXOS, LEITORES E ESCRITORES </text:p>
      <text:p text:style-name="Standard"/>
      <text:p text:style-name="Standard">Os fluxos (Stream) <text:s/>classes especializadas em tratar bytes. </text:p>
      <text:p text:style-name="Standard"/>
      <text:p text:style-name="Standard">LEITORES E ESCRITORES especializadas em gravar caracteres</text:p>
      <text:p text:style-name="Standard"/>
      <text:p text:style-name="Standard"/>
      <text:p text:style-name="Standard">classes para manipulação dos fluxos : java.io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3:31:30</meta:creation-date>
    <dc:date>2016-10-22T17:17:16</dc:date>
    <meta:editing-duration>PT2H43M5S</meta:editing-duration>
    <meta:editing-cycles>1</meta:editing-cycles>
    <meta:document-statistic meta:table-count="0" meta:image-count="0" meta:object-count="0" meta:page-count="1" meta:paragraph-count="15" meta:word-count="124" meta:character-count="789" meta:non-whitespace-character-count="671"/>
    <meta:generator>LibreOffice/3.5$Linux_x86 LibreOffice_project/350m1$Build-202</meta:generator>
  </office:meta>
</office:document-meta>
</file>